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ELEBRATION IN HEAVEN (19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ELEBRATION IN HEAVEN (19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raising the Lamb for his wrath on a corrupt whore (19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Praising the Lamb for his wrath on a corrupt whore (19:1-5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reasons for this judgment (19:2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reasons for this judgment (19:2):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Corrupting the earth with immorality (19:2a)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Murdering the saints of God (19:2b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Praising the Lamb for his wrath on a corrupt whore (19:1-5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reasons for this judgment (19:2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rejoicing over this judgment (19:1, 3-5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rejoicing over this judgment (19:1, 3-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song (19:1b, 3, 4b-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singers (19:1a, 4a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singers (19:1a, 4a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A vast multitude (19:1a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twenty-four elders (19:4a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rejoicing over this judgment (19:1, 3-5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song (19:1b, 3, 4b-5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singers (19:1a, 4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Praising the Lamb for his wrath on a corrupt whore (19:1-5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reasons for this judgment (19:2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rejoicing over this judgment (19:1, 3-5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CELEBRATION IN HEAVEN (19:1-10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Praising the Lamb for his wrath on a corrupt whore (19:1-5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Praising the Lamb for his wedding to a chaste wife (19:6-10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Praising the Lamb for his wedding to a chaste wife (19:6-10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clothing of the bride (19:6-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chastening of the apostle (19:10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THE CELEBRATION IN HEAVEN (19:1-10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Praising the Lamb for his wrath on a corrupt whore (19:1-5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Praising the Lamb for his wedding to a chaste wife (19:6-1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REVELATION 19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THE CELEBRATION IN HEAVEN (19:1-10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THE CONFRONTATION ON EARTH (19:11-21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4" draw:style-name="a610" draw:master-page-name="Master1-Layout12-tx-Title-and-Text" presentation:presentation-page-layout-name="Master1-PPL12" draw:id="Slide-269">
        <draw:frame draw:id="id109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THE CONFRONTATION ON EARTH (19:11-21)<text:s text:c="1"/></text:span><text:span text:style-name="a612" text:class-names=""/></text:p>
          </draw:text-box>
          <svg:title/>
          <svg:desc/>
        </draw:frame>
        <draw:frame draw:id="id110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appearance of heaven's King (19:11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apparel of heaven's King (19:12-13, 15-16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5" draw:style-name="a625" draw:master-page-name="Master1-Layout12-tx-Title-and-Text" presentation:presentation-page-layout-name="Master1-PPL12" draw:id="Slide-270">
        <draw:frame draw:id="id111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apparel of heaven's King (19:12-13, 15-16)<text:s text:c="1"/></text:span><text:span text:style-name="a627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His eyes are like flaming fire (19:12a)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He is wearing many crowns (19:12b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His robe is dipped in blood (19:13a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His titles (19:13b, 16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His titles (19:13b, 16)<text:s text:c="1"/></text:span><text:span text:style-name="a648" text:class-names=""/></text:p>
          </draw:text-box>
          <svg:title/>
          <svg:desc/>
        </draw:frame>
        <draw:frame draw:id="id114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Word of God (19:13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King of Kings and Lord of Lords (19:16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7" draw:style-name="a661" draw:master-page-name="Master1-Layout12-tx-Title-and-Text" presentation:presentation-page-layout-name="Master1-PPL12" draw:id="Slide-272">
        <draw:frame draw:id="id115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apparel of heaven's King (19:12-13, 15-16)<text:s text:c="1"/></text:span><text:span text:style-name="a663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His eyes are like flaming fire (19:12a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He is wearing many crowns (19:12b)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His robe is dipped in blood (19:13a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is titles (19:13b, 16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e holds a sword in his mouth (19:15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THE CONFRONTATION ON EARTH (19:11-21)<text:s text:c="1"/></text:span><text:span text:style-name="a687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appearance of heaven's King (19:11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apparel of heaven's King (19:12-13, 15-16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armies accompanying heaven's King (19:1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avenging by heaven's King (19:17-21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<text:s text:c="1"/>The avenging by heaven's King (19:17-21)<text:s text:c="1"/></text:span><text:span text:style-name="a708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Jesus defeats the Antichrist and false prophet (19:17-19, 21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Jesus destroys the Antichrist and false prophet (19:20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20" draw:style-name="a721" draw:master-page-name="Master1-Layout12-tx-Title-and-Text" presentation:presentation-page-layout-name="Master1-PPL12" draw:id="Slide-275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THE CONFRONTATION ON EARTH (19:11-21)<text:s text:c="1"/></text:span><text:span text:style-name="a723" text:class-names=""/></text:p>
          </draw:text-box>
          <svg:title/>
          <svg:desc/>
        </draw:frame>
        <draw:frame draw:id="id122" presentation:style-name="a741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The appearance of heaven's King (19:11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apparel of heaven's King (19:12-13, 15-16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armies accompanying heaven's King (19:14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avenging by heaven's King (19:17-21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1" draw:style-name="a742" draw:master-page-name="Master1-Layout12-tx-Title-and-Text" presentation:presentation-page-layout-name="Master1-PPL12" draw:id="Slide-276">
        <draw:frame draw:id="id123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REVELATION 19</text:span><text:span text:style-name="a744" text:class-names=""/></text:p>
          </draw:text-box>
          <svg:title/>
          <svg:desc/>
        </draw:frame>
        <draw:frame draw:id="id124" presentation:style-name="a756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CELEBRATION IN HEAVEN (19:1-10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CONFRONTATION ON EARTH (19:11-21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9</dc:title>
    <meta:initial-creator>David STRICKLAND</meta:initial-creator>
    <dc:creator>David STRICKLAND</dc:creator>
    <meta:creation-date>2020-02-22T17:40:43Z</meta:creation-date>
    <dc:date>2020-02-22T17:40:44Z</dc:date>
    <meta:template xlink:href="BibleStudy" xlink:type="simple"/>
    <meta:editing-cycles>1</meta:editing-cycles>
    <meta:editing-duration>PT0S</meta:editing-duration>
    <meta:document-statistic meta:paragraph-count="69" meta:word-count="646"/>
  </office:meta>
</office:document-meta>
</file>